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-0.191cm" fo:margin-top="0cm" fo:margin-bottom="0cm" table:align="left" style:writing-mode="page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4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882cm" fo:margin-top="0cm" fo:margin-bottom="0cm" table:align="center" style:writing-mode="lr-tb"/>
    </style:style>
    <style:style style:name="Таблица2.A" style:family="table-column">
      <style:table-column-properties style:column-width="2.739cm"/>
    </style:style>
    <style:style style:name="Таблица2.B" style:family="table-column">
      <style:table-column-properties style:column-width="3.754cm"/>
    </style:style>
    <style:style style:name="Таблица2.C" style:family="table-column">
      <style:table-column-properties style:column-width="1.72cm"/>
    </style:style>
    <style:style style:name="Таблица2.D" style:family="table-column">
      <style:table-column-properties style:column-width="1.73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2" style:family="table-cell" style:data-style-name="N4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501cm" style:rel-width="100%" fo:margin-left="-0.191cm" fo:margin-top="0cm" fo:margin-bottom="0cm" table:align="left" style:writing-mode="page"/>
    </style:style>
    <style:style style:name="Таблица3.A" style:family="table-column">
      <style:table-column-properties style:column-width="7.28cm" style:rel-column-width="28914*"/>
    </style:style>
    <style:style style:name="Таблица3.B" style:family="table-column">
      <style:table-column-properties style:column-width="4.369cm" style:rel-column-width="17353*"/>
    </style:style>
    <style:style style:name="Таблица3.C" style:family="table-column">
      <style:table-column-properties style:column-width="4.851cm" style:rel-column-width="19268*"/>
    </style:style>
    <style:style style:name="Таблица3.1" style:family="table-row">
      <style:table-row-properties style:min-row-height="0.829cm"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4pt" fo:language="ru" fo:country="RU" style:letter-kerning="false" style:font-size-asian="14pt" style:font-size-complex="14pt" style:language-complex="ar" style:country-complex="SA" style:font-weight-complex="bold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223074"/>
    </style:style>
    <style:style style:name="P6" style:family="paragraph" style:parent-style-name="Times14_5f_РИО2">
      <style:paragraph-properties fo:line-height="150%"/>
    </style:style>
    <style:style style:name="P7" style:family="paragraph" style:parent-style-name="List_20_Paragraph" style:list-style-name="WWNum3">
      <style:paragraph-properties fo:margin-left="0cm" fo:line-height="150%" fo:text-align="justify" style:justify-single-word="false" fo:text-indent="1.251cm" style:auto-text-indent="false"/>
    </style:style>
    <style:style style:name="P8" style:family="paragraph" style:parent-style-name="List_20_Paragraph" style:list-style-name="WWNum3">
      <style:paragraph-properties fo:margin-left="0cm" fo:line-height="150%" fo:text-align="justify" style:justify-single-word="false" fo:text-indent="1.251cm" style:auto-text-indent="false"/>
      <style:text-properties officeooo:paragraph-rsid="00243816"/>
    </style:style>
    <style:style style:name="P9" style:family="paragraph" style:parent-style-name="List_20_Paragraph">
      <style:paragraph-properties fo:margin-left="1.251cm" fo:line-height="150%" fo:text-align="justify" style:justify-single-word="false"/>
    </style:style>
    <style:style style:name="P10" style:family="paragraph" style:parent-style-name="List_20_Paragraph">
      <style:paragraph-properties fo:margin-left="1.251cm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 fo:text-indent="1.251cm" style:auto-text-indent="false"/>
    </style:style>
    <style:style style:name="P13" style:family="paragraph" style:parent-style-name="Standard">
      <style:paragraph-properties fo:line-height="150%" fo:text-align="center" style:justify-single-word="false" fo:text-indent="1.27cm" style:auto-text-indent="false"/>
    </style:style>
    <style:style style:name="P14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15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17" style:family="paragraph" style:parent-style-name="Standard">
      <style:paragraph-properties fo:line-height="150%" fo:text-align="end" style:justify-single-word="false" fo:text-indent="1.251cm" style:auto-text-indent="false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3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fo:font-weight="bold" fo:background-color="#ffffff" style:font-size-asian="14pt" style:font-weight-asian="bold" style:font-size-complex="14pt"/>
    </style:style>
    <style:style style:name="P25" style:family="paragraph" style:parent-style-name="Standard">
      <style:paragraph-properties fo:text-indent="-0.164cm" style:auto-text-indent="false">
        <style:tab-stops>
          <style:tab-stop style:position="0.73cm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0.231cm"/>
        </style:tab-stops>
      </style:paragraph-properties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4pt" fo:language="ru" fo:country="RU" style:letter-kerning="false" style:font-size-asian="14pt" style:font-size-complex="14pt" style:language-complex="ar" style:country-complex="SA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bold" fo:background-color="#ffffff" style:font-size-asian="14pt" style:font-weight-asian="bold" style:font-size-complex="14pt"/>
    </style:style>
    <style:style style:name="P29" style:family="paragraph" style:parent-style-name="Times14_5f_РИО2">
      <style:paragraph-properties fo:line-height="150%" fo:text-align="center" style:justify-single-word="false" fo:text-indent="0cm" style:auto-text-indent="false"/>
    </style:style>
    <style:style style:name="P30" style:family="paragraph" style:parent-style-name="Times14_5f_РИО2">
      <style:paragraph-properties fo:line-height="150%"/>
    </style:style>
    <style:style style:name="P31" style:family="paragraph" style:parent-style-name="Times14_5f_РИО2">
      <style:paragraph-properties fo:line-height="150%"/>
      <style:text-properties officeooo:paragraph-rsid="00274471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fo:color="#000000" loext:opacity="100%" fo:font-size="14pt" fo:font-weight="bold" fo:background-color="#ffff00" loext:char-shading-value="0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fo:background-color="#ffffff" loext:char-shading-value="0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21e225" style:font-size-asian="14pt" style:font-size-complex="14pt" style:font-weight-complex="bold"/>
    </style:style>
    <style:style style:name="T9" style:family="text">
      <style:text-properties fo:font-size="14pt" fo:background-color="#ffffff" loext:char-shading-value="0" style:font-size-asian="14pt" style:font-size-complex="14pt"/>
    </style:style>
    <style:style style:name="T10" style:family="text">
      <style:text-properties fo:font-size="14pt" fo:background-color="#ffffff" loext:char-shading-value="0" style:font-size-asian="14pt" style:font-size-complex="14pt" style:font-weight-complex="bold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color="#000000" loext:opacity="100%" fo:font-size="14pt" style:font-size-asian="14pt" style:font-size-complex="14pt" style:font-weight-complex="bold"/>
    </style:style>
    <style:style style:name="T14" style:family="text">
      <style:text-properties fo:color="#000000" loext:opacity="100%" fo:font-size="14pt" officeooo:rsid="001e8b77" style:font-size-asian="14pt" style:font-size-complex="14pt" style:font-weight-complex="bold"/>
    </style:style>
    <style:style style:name="T15" style:family="text">
      <style:text-properties fo:color="#000000" loext:opacity="100%" fo:font-size="14pt" officeooo:rsid="001e62b1" style:font-size-asian="14pt" style:font-size-complex="14pt"/>
    </style:style>
    <style:style style:name="T16" style:family="text">
      <style:text-properties fo:color="#000000" loext:opacity="100%" fo:font-size="14pt" officeooo:rsid="002007ba" style:font-size-asian="14pt" style:font-size-complex="14pt"/>
    </style:style>
    <style:style style:name="T17" style:family="text">
      <style:text-properties fo:color="#000000" loext:opacity="100%" fo:font-size="14pt" fo:language="en" fo:country="US" style:font-size-asian="14pt" style:font-size-complex="14pt"/>
    </style:style>
    <style:style style:name="T18" style:family="text">
      <style:text-properties fo:color="#000000" loext:opacity="100%" fo:font-size="14pt" fo:font-weight="bold" fo:background-color="#ffffff" loext:char-shading-value="0" style:font-size-asian="14pt" style:font-weight-asian="bold" style:font-size-complex="14pt"/>
    </style:style>
    <style:style style:name="T19" style:family="text">
      <style:text-properties fo:color="#000000" loext:opacity="100%" fo:font-size="14pt" fo:background-color="#ffffff" loext:char-shading-value="0" style:font-size-asian="14pt" style:font-size-complex="14pt" style:font-weight-complex="bold"/>
    </style:style>
    <style:style style:name="T20" style:family="text">
      <style:text-properties fo:color="#000000" loext:opacity="100%" fo:font-size="14pt" fo:font-style="italic" style:font-size-asian="14pt" style:font-style-asian="italic" style:font-size-complex="14pt" style:font-style-complex="italic" style:font-weight-complex="bold"/>
    </style:style>
    <style:style style:name="T21" style:family="text">
      <style:text-properties officeooo:rsid="0025f726"/>
    </style:style>
    <style:style style:name="T22" style:family="text">
      <style:text-properties officeooo:rsid="00262cd7"/>
    </style:style>
    <style:style style:name="T23" style:family="text">
      <style:text-properties officeooo:rsid="00274471"/>
    </style:style>
    <style:style style:name="T24" style:family="text">
      <style:text-properties officeooo:rsid="00284e19"/>
    </style:style>
    <style:style style:name="fr1" style:family="graphic" style:parent-style-name="OLE">
      <style:graphic-properties style:horizontal-pos="center" style:horizontal-rel="paragraph" fo:padding="0.049cm" fo:border="0.06pt solid #000000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fo:padding="0.049cm" fo:border="0.06pt solid #000000" draw:ole-draw-aspect="1"/>
    </style: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МИНОБРНАУКИ РОССИИ</text:span><text:span text:style-name="T1"/></text:p>
      <text:p text:style-name="P11" loext:marker-style-name="T1"><text:span text:style-name="T1">Санкт-Петербургский государственный</text:span><text:span text:style-name="T1"/></text:p>
      <text:p text:style-name="P11" loext:marker-style-name="T1"><text:span text:style-name="T1">электротехнический университет</text:span><text:span text:style-name="T1"/></text:p>
      <text:p text:style-name="P11" loext:marker-style-name="T1"><text:span text:style-name="T1">«ЛЭТИ» им. В.И. Ульянова (Ленина)</text:span><text:span text:style-name="T1"/></text:p>
      <text:p text:style-name="P11" loext:marker-style-name="T4"><text:span text:style-name="T4">Кафедра безопасности жизнедеятельности</text:span><text:span text:style-name="T4"/></text:p>
      <text:p text:style-name="P18" loext:marker-style-name="T1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29" loext:marker-style-name="T2"><text:span text:style-name="Book_20_Title"><text:span text:style-name="T2">отчет</text:span></text:span><text:span text:style-name="T2"/></text:p>
      <text:p text:style-name="P11" loext:marker-style-name="T4"><text:span text:style-name="T4">по лабораторной работе №10</text:span><text:span text:style-name="T4"/></text:p>
      <text:p text:style-name="P11" loext:marker-style-name="T4"><text:span text:style-name="T4">по дисциплине «Безопасность жизнедеятельности»</text:span><text:span text:style-name="T4"/></text:p>
      <text:p text:style-name="P11" loext:marker-style-name="T4"><text:span text:style-name="T4">Тема: ЭРГОНОМИЧЕСКОЕ ИССЛЕДОВАНИЕ ВОСПРИЯТИЯ ЧЕЛОВЕКОМ ЗРИТЕЛЬНОЙ ИНФОРМАЦИИ</text:span><text:span text:style-name="T4"/></text:p>
      <text:p text:style-name="P19" loext:marker-style-name="T6"/>
      <text:p text:style-name="P19" loext:marker-style-name="T6"/>
      <text:p text:style-name="P20" loext:marker-style-name="T6"/>
      <text:p text:style-name="P19" loext:marker-style-name="T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 loext:marker-style-name="T6"><text:span text:style-name="T6">Студенты гр</text:span><text:span text:style-name="T12">. </text:span><text:span text:style-name="T15">1303</text:span></text:p>
          </table:table-cell>
          <table:table-cell table:style-name="Таблица1.B1" office:value-type="string">
            <text:p text:style-name="P21" loext:marker-style-name="T6"/>
          </table:table-cell>
          <table:table-cell table:style-name="Таблица1.A1" office:value-type="string">
            <text:p text:style-name="P25" loext:marker-style-name="T12"><text:span text:style-name="T17"><text:s text:c="6"/>Беззубов Д.В</text:span></text:p>
          </table:table-cell>
        </table:table-row>
        <table:table-row table:style-name="Таблица1.1">
          <table:table-cell table:style-name="Таблица1.A1" office:value-type="string">
            <text:p text:style-name="P21" loext:marker-style-name="T6"/>
          </table:table-cell>
          <table:table-cell table:style-name="Таблица1.B1" office:value-type="string">
            <text:p text:style-name="P21" loext:marker-style-name="T6"/>
          </table:table-cell>
          <table:table-cell table:style-name="Таблица1.A1" office:value-type="string">
            <text:p text:style-name="P25" loext:marker-style-name="T12"><text:span text:style-name="T12"><text:s text:c="6"/>Иевлев Е.А.</text:span></text:p>
          </table:table-cell>
        </table:table-row>
        <table:table-row table:style-name="Таблица1.1">
          <table:table-cell table:style-name="Таблица1.A1" office:value-type="string">
            <text:p text:style-name="P21" loext:marker-style-name="T6"/>
          </table:table-cell>
          <table:table-cell table:style-name="Таблица1.B1" office:value-type="string">
            <text:p text:style-name="P21" loext:marker-style-name="T6"/>
          </table:table-cell>
          <table:table-cell table:style-name="Таблица1.A1" office:value-type="string">
            <text:p text:style-name="P25" loext:marker-style-name="T12"><text:span text:style-name="T12"><text:s text:c="6"/>Чубан Д.В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 loext:marker-style-name="T6"><text:span text:style-name="T6">Преподаватель</text:span><text:span text:style-name="T6"/></text:p>
          </table:table-cell>
          <table:table-cell table:style-name="Таблица1.B4" office:value-type="string">
            <text:p text:style-name="P21" loext:marker-style-name="T6"/>
          </table:table-cell>
          <table:table-cell table:style-name="Таблица1.A1" office:value-type="string">
            <text:p text:style-name="P26" loext:marker-style-name="T6"><text:span text:style-name="T6"><text:s text:c="5"/>Демидович О.В.</text:span><text:span text:style-name="T6"/></text:p>
          </table:table-cell>
        </table:table-row>
      </table:table>
      <text:p text:style-name="P22" loext:marker-style-name="T7"/>
      <text:p text:style-name="P23" loext:marker-style-name="T7"/>
      <text:p text:style-name="P11" loext:marker-style-name="T7"><text:span text:style-name="T7">Санкт-Петербург</text:span><text:span text:style-name="T7"/></text:p>
      <text:p text:style-name="P11" loext:marker-style-name="T3"><text:span text:style-name="T13">202</text:span><text:span text:style-name="T14">4</text:span></text:p>
      <text:p text:style-name="P14" loext:marker-style-name="T4"><text:soft-page-break/><text:span text:style-name="T4">Цель работы</text:span><text:span text:style-name="T4"/></text:p>
      <text:p text:style-name="P15" loext:marker-style-name="T9"><text:span text:style-name="T9">Исследование влияния параметров предъявления зрительной информации на характеристики деятельности человека.</text:span><text:span text:style-name="T9"/></text:p>
      <text:p text:style-name="P15" loext:marker-style-name="T18"><text:span text:style-name="T18">Основные теоретические положения</text:span><text:span text:style-name="T18"/></text:p>
      <text:p text:style-name="P15" loext:marker-style-name="T10"><text:span text:style-name="T10">Распространение автоматизированных систем управления выдвинуло в число актуальных проблем разработку методов проектирования операторских пунктов и в первую очередь систем и средств отображения информации (СОИ). Остро стоит вопрос о психофизиологической оценке индикаторов телевизионного типа, о принципах, методах и средствах контроля над стоянием человека-оператора, в частности над функциональным состоянием зрительного анализатора.</text:span><text:span text:style-name="T10"/></text:p>
      <text:p text:style-name="P15" loext:marker-style-name="T10"><text:span text:style-name="T10">Операторы систем управления и контроля на видеотерминалах в течение рабочего дня выполняют сложную, зрительно напряжённую работу, вызывающую как зрительное, так и общее утомление, которое свидетельствует о неадекватности средств отображения информации (в данном случае светотехнических параметров телевизионных экранов) особенностям процессов, определяемых психофизиологическими характеристиками зрения человека. <text:s/>В связи с этим в настоящее время первостепенное значение приобретает психофизиологический подход к решению вопросов оптимизации взаимодействия оператора с видеотерминалами (ВДТ), оценки качества отображаемой информации и её количественных характеристик. Такой подход подразумевает исследование функционального состояния зрительного анализатора и установление динамики зрительных функций в конкретных условиях операторской деятельности.</text:span><text:span text:style-name="T10"/></text:p>
      <text:p text:style-name="P15" loext:marker-style-name="T10"><text:span text:style-name="T10">Специфика работы с телевизионным экраном или экраном монитора заключается в том, что оператор должен воспринимать информацию не в проходящем свете, как это обычно бывает при использовании знаковой индикации, и не в отражённом, а с экранов электронно-лучевых трубок или </text:span><text:soft-page-break/><text:span text:style-name="T10">жидкокристаллических мониторов и плазменных панелей, которые сами являются источниками света.</text:span></text:p>
      <text:p text:style-name="P15" loext:marker-style-name="T19"><text:span text:style-name="T19">На эффективность приёма зрительной информации с экрана ВДТ влияют также такие факторы, как уровень освещённости в помещении, наличие шума и т. д. В процессе эксперимента, как правило, проявляется влияние тренировки (улучшение результатов после нескольких серий в начале работы), а также влияние зрительного утомления (ухудшение результатов в конце эксперимента). Важным фактором являются и индивидуальные характеристики человека и его зрительного анализатора.</text:span><text:span text:style-name="T19"/></text:p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p text:style-name="P12" loext:marker-style-name="T5"><text:soft-page-break/><text:span text:style-name="T5">Протокол наблюдений</text:span><text:span text:style-name="T5"/></text:p>
      <text:p text:style-name="P12" loext:marker-style-name="T5"><text:span text:style-name="T5">Лабораторная работа №10</text:span><text:span text:style-name="T5"/></text:p>
      <text:p text:style-name="P12" loext:marker-style-name="T4"><text:span text:style-name="T4">Эргономическое исследование восприятия человеком зрительной информации</text:span><text:span text:style-name="T4"/></text:p>
      <text:p text:style-name="P17" loext:marker-style-name="T20"><text:span text:style-name="T20">Таблицы №1</text:span><text:span text:style-name="T20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5"/>
        <table:table-row table:style-name="Таблица2.1">
          <table:table-cell table:style-name="Таблица2.A1" office:value-type="string">
            <text:p text:style-name="P2">Испытание</text:p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>55</text:p>
          </table:table-cell>
          <table:table-cell table:style-name="Таблица2.A1" office:value-type="string">
            <text:p text:style-name="P2">110</text:p>
          </table:table-cell>
          <table:table-cell table:style-name="Таблица2.A1" office:value-type="string">
            <text:p text:style-name="P2">165</text:p>
          </table:table-cell>
          <table:table-cell table:style-name="Таблица2.A1" office:value-type="string">
            <text:p text:style-name="P2">220</text:p>
          </table:table-cell>
          <table:table-cell table:style-name="Таблица2.A1" office:value-type="string">
            <text:p text:style-name="P2">275</text:p>
          </table:table-cell>
          <table:table-cell table:style-name="Таблица2.A1" office:value-type="string">
            <text:p text:style-name="P2">330</text:p>
          </table:table-cell>
        </table:table-row>
        <table:table-row table:style-name="Таблица2.1">
          <table:table-cell table:style-name="Таблица2.A1" table:number-rows-spanned="3" office:value-type="string">
            <text:p text:style-name="P2"/>
            <text:p text:style-name="P2">1</text:p>
          </table:table-cell>
          <table:table-cell table:style-name="Таблица2.A1" office:value-type="string">
            <text:p text:style-name="P2">Испытуемый 1</text:p>
          </table:table-cell>
          <table:table-cell table:style-name="Таблица2.C2" office:value-type="float" office:value="0.2">
            <text:p text:style-name="P3">0,2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0.8">
            <text:p text:style-name="P3">0,80</text:p>
          </table:table-cell>
          <table:table-cell table:style-name="Таблица2.C2" office:value-type="float" office:value="0.8">
            <text:p text:style-name="P3">0,80</text:p>
          </table:table-cell>
          <table:table-cell table:style-name="Таблица2.C2" office:value-type="float" office:value="0.8">
            <text:p text:style-name="P3">0,80</text:p>
          </table:table-cell>
          <table:table-cell table:style-name="Таблица2.C2" office:value-type="float" office:value="1">
            <text:p text:style-name="P4">1,00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2">Испытуемый 2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0.8">
            <text:p text:style-name="P3">0,80</text:p>
          </table:table-cell>
          <table:table-cell table:style-name="Таблица2.C2" office:value-type="float" office:value="0.8">
            <text:p text:style-name="P3">0,8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0.8">
            <text:p text:style-name="P4">0,80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2">Испытуемый 3</text:p>
          </table:table-cell>
          <table:table-cell table:style-name="Таблица2.C2" office:value-type="float" office:value="0.2">
            <text:p text:style-name="P3">0,20</text:p>
          </table:table-cell>
          <table:table-cell table:style-name="Таблица2.C2" office:value-type="float" office:value="0.4">
            <text:p text:style-name="P3">0,40</text:p>
          </table:table-cell>
          <table:table-cell table:style-name="Таблица2.C2" office:value-type="float" office:value="0.4">
            <text:p text:style-name="P3">0,40</text:p>
          </table:table-cell>
          <table:table-cell table:style-name="Таблица2.C2" office:value-type="float" office:value="0.8">
            <text:p text:style-name="P3">0,80</text:p>
          </table:table-cell>
          <table:table-cell table:style-name="Таблица2.C2" office:value-type="float" office:value="0.4">
            <text:p text:style-name="P3">0,40</text:p>
          </table:table-cell>
          <table:table-cell table:style-name="Таблица2.C2" office:value-type="float" office:value="0.6">
            <text:p text:style-name="P4">0,60</text:p>
          </table:table-cell>
        </table:table-row>
        <table:table-row table:style-name="Таблица2.1">
          <table:table-cell table:style-name="Таблица2.A1" table:number-rows-spanned="3" office:value-type="string">
            <text:p text:style-name="P2"/>
            <text:p text:style-name="P2">2</text:p>
          </table:table-cell>
          <table:table-cell table:style-name="Таблица2.A1" office:value-type="string">
            <text:p text:style-name="P2">Испытуемый 1</text:p>
          </table:table-cell>
          <table:table-cell table:style-name="Таблица2.C2" office:value-type="float" office:value="0.33">
            <text:p text:style-name="P3">0,33</text:p>
          </table:table-cell>
          <table:table-cell table:style-name="Таблица2.C2" office:value-type="float" office:value="0.66">
            <text:p text:style-name="P3">0,66</text:p>
          </table:table-cell>
          <table:table-cell table:style-name="Таблица2.C2" office:value-type="float" office:value="0.66">
            <text:p text:style-name="P3">0,66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2">Испытуемый 2</text:p>
          </table:table-cell>
          <table:table-cell table:style-name="Таблица2.C2" office:value-type="float" office:value="0.33">
            <text:p text:style-name="P3">0,33</text:p>
          </table:table-cell>
          <table:table-cell table:style-name="Таблица2.C2" office:value-type="float" office:value="0.66">
            <text:p text:style-name="P3">0,66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2">Испытуемый 3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0.33">
            <text:p text:style-name="P3">0,33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0.66">
            <text:p text:style-name="P3">0,66</text:p>
          </table:table-cell>
        </table:table-row>
        <table:table-row table:style-name="Таблица2.1">
          <table:table-cell table:style-name="Таблица2.A1" table:number-rows-spanned="3" office:value-type="string">
            <text:p text:style-name="P2"/>
            <text:p text:style-name="P2">3</text:p>
          </table:table-cell>
          <table:table-cell table:style-name="Таблица2.A1" office:value-type="string">
            <text:p text:style-name="P2">Испытуемый 1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0.66">
            <text:p text:style-name="P3">0,66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0.66">
            <text:p text:style-name="P3">0,66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2">Испытуемый 2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0.66">
            <text:p text:style-name="P3">0,66</text:p>
          </table:table-cell>
          <table:table-cell table:style-name="Таблица2.C2" office:value-type="float" office:value="0.66">
            <text:p text:style-name="P3">0,66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2">Испытуемый 3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0">
            <text:p text:style-name="P3">0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1">
            <text:p text:style-name="P3">1,00</text:p>
          </table:table-cell>
          <table:table-cell table:style-name="Таблица2.C2" office:value-type="float" office:value="0.66">
            <text:p text:style-name="P4">0,66</text:p>
          </table:table-cell>
        </table:table-row>
      </table:table>
      <text:p text:style-name="P28" loext:marker-style-name="T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Standard" loext:marker-style-name="T6"><text:span text:style-name="T6">Студенты гр</text:span><text:span text:style-name="T12">. </text:span><text:span text:style-name="T16">1303</text:span></text:p>
          </table:table-cell>
          <table:table-cell table:style-name="Таблица3.B1" office:value-type="string">
            <text:p text:style-name="P21" loext:marker-style-name="T6"/>
          </table:table-cell>
          <table:table-cell table:style-name="Таблица3.A1" office:value-type="string">
            <text:p text:style-name="P25" loext:marker-style-name="T12"><text:span text:style-name="T17"><text:s text:c="6"/>Беззубов Д.В.</text:span></text:p>
          </table:table-cell>
        </table:table-row>
        <table:table-row table:style-name="Таблица3.1">
          <table:table-cell table:style-name="Таблица3.A1" office:value-type="string">
            <text:p text:style-name="P21" loext:marker-style-name="T6"/>
          </table:table-cell>
          <table:table-cell table:style-name="Таблица3.B2" office:value-type="string">
            <text:p text:style-name="P21" loext:marker-style-name="T6"/>
          </table:table-cell>
          <table:table-cell table:style-name="Таблица3.A1" office:value-type="string">
            <text:p text:style-name="P25" loext:marker-style-name="T12"><text:span text:style-name="T12"><text:s text:c="6"/>Иевлев Е.А.</text:span></text:p>
          </table:table-cell>
        </table:table-row>
        <table:table-row table:style-name="Таблица3.1">
          <table:table-cell table:style-name="Таблица3.A1" office:value-type="string">
            <text:p text:style-name="P21" loext:marker-style-name="T6"/>
          </table:table-cell>
          <table:table-cell table:style-name="Таблица3.B2" office:value-type="string">
            <text:p text:style-name="P21" loext:marker-style-name="T6"/>
          </table:table-cell>
          <table:table-cell table:style-name="Таблица3.A1" office:value-type="string">
            <text:p text:style-name="P25" loext:marker-style-name="T12"><text:span text:style-name="T12"><text:s text:c="6"/>Чубан Д.В.</text:span></text:p>
          </table:table-cell>
        </table:table-row>
        <table:table-row table:style-name="Таблица3.1">
          <table:table-cell table:style-name="Таблица3.A1" office:value-type="string">
            <text:p text:style-name="Standard" loext:marker-style-name="T11"><text:span text:style-name="T6">Преподаватель</text:span><text:span text:style-name="T11"/></text:p>
          </table:table-cell>
          <table:table-cell table:style-name="Таблица3.B2" office:value-type="string">
            <text:p text:style-name="P21" loext:marker-style-name="T6"/>
          </table:table-cell>
          <table:table-cell table:style-name="Таблица3.A1" office:value-type="string">
            <text:p text:style-name="P26" loext:marker-style-name="T6"><text:span text:style-name="T6"><text:s text:c="5"/>Демидович О.В.</text:span><text:span text:style-name="T6"/></text:p>
          </table:table-cell>
        </table:table-row>
      </table:table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pan text:style-name="T4"/></text:p>
      <text:p text:style-name="P15" loext:marker-style-name="T4"><text:soft-page-break/><text:span text:style-name="T4">Экспериментальные результаты</text:span><text:span text:style-name="T4"/></text:p>
      <text:list text:style-name="WWNum3">
        <text:list-item>
          <text:p text:style-name="P7" loext:marker-style-name="T7"><text:span text:style-name="T7">На рисунке 1 представлен результат первого испытания, где </text:span><text:span text:style-name="T8">выбранный размер кегля шрифта — 8 пт</text:span><text:span text:style-name="T7">, количество символов — 5, текст выводится в виде строки, вывод состоит из цифр.</text:span></text:p>
        </text:list-item>
      </text:list>
      <text:p text:style-name="P5"><draw:frame draw:style-name="fr2" draw:name="Объект1" text:anchor-type="char" svg:width="15.998cm" svg:height="8.99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3" loext:marker-style-name="T7"><text:span text:style-name="T7">Рисунок 1 – Испытание 1</text:span><text:span text:style-name="T7"/></text:p>
      <text:list text:continue-numbering="true" text:style-name="WWNum3">
        <text:list-item>
          <text:p text:style-name="P7" loext:marker-style-name="T7"><text:span text:style-name="T7">На рисунке 2 представлен результат второго испытания, где размер кегля — 12 пт, количество выводимых символов — 5, текст выводится в виде строки, вывод состоит из цифр.</text:span></text:p>
        </text:list-item>
      </text:list>
      <text:p text:style-name="P16" loext:marker-style-name="T7"/>
      <text:p text:style-name="P16" loext:marker-style-name="T7"><draw:frame draw:style-name="fr1" draw:name="Объект2" text:anchor-type="char" svg:width="15.998cm" svg:height="8.998cm" draw:z-index="1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3" loext:marker-style-name="T7"><text:span text:style-name="T7">Рисунок 2 – Испытание 2</text:span><text:span text:style-name="T7"/></text:p>
      <text:list text:continue-numbering="true" text:style-name="WWNum3">
        <text:list-item>
          <text:p text:style-name="P8" loext:marker-style-name="T7"><text:span text:style-name="T7">На рисунке 3 представлен результат третьего испытания, где размер кегля — 12 пт, количество выводимых символов — 5, текст выводится в виде строки, вывод состоит из цифр.</text:span></text:p>
        </text:list-item>
      </text:list>
      <text:p text:style-name="P16" loext:marker-style-name="T7"/>
      <text:p text:style-name="P16" loext:marker-style-name="T7"><draw:frame draw:style-name="fr1" draw:name="Объект3" text:anchor-type="char" svg:width="15.998cm" svg:height="8.99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3" loext:marker-style-name="T7"><text:span text:style-name="T7">Рисунок 3 – Испытание 3</text:span></text:p>
      <text:p text:style-name="P10" loext:marker-style-name="T4"><text:soft-page-break/></text:p>
      <text:p text:style-name="P9" loext:marker-style-name="T4"><text:span text:style-name="T4">Выводы</text:span><text:span text:style-name="T4"/></text:p>
      <text:p text:style-name="P6">В ходе выполнения лабораторной работы было проведено исследование влияния параметров отображения зрительной информации на характеристики деятельности человека, по которым были сделаны соответствующие выводы. </text:p>
      <text:p text:style-name="P6">Исходя из полученных данных, нетрудно видеть, что наибольшее число правильных ответов было получено во втором эксперименте, а наименьшее — в третьем.</text:p>
      <text:p text:style-name="P6">При рассмотрении результатов экспериментов по отдельности, можно заметить, что наиболее высокий результат показал второй испытуемый, худшие — третий.</text:p>
      <text:p text:style-name="P6">На зрительное восприятие информации большое влияние оказывают различные параметры отображения.</text:p>
      <text:p text:style-name="P6">Во-первых, на восприятие влияет размер отображаемой информации. Так нетрудно видеть, что при увеличении кегля текста во втором эксперименте в сравнении с первым, в среднем, выросла и доля верных ответов. Это связано в первую очередь с тем, <text:span text:style-name="T21">что для восприятия мелкого шрифта требуется больше усилий и концентрации от испытуемых. С увеличением шрифта испытуемым стало проще воспринимать информацию, с чем связано повышение производительности.</text:span></text:p>
      <text:p text:style-name="P6">Во-вторых, большую роль играет постоянство отображаемой информации. По графикам нетрудно видеть, что при увеличении времени экспозиции, доля верных ответов растет. Данное утверждение справедливо для всех экспериментов. Наибольшее кол-во верных ответов наблюдается при продолжительности экспозиции равной <text:span text:style-name="T22">220-275 мс. Данные результаты ожидаемы — испытуемые имеют больше времени на восприятие и запоминание информации, следовательно могут давать более точные ответы.</text:span></text:p>
      <text:p text:style-name="P6">В-третьих, важен тип кодирования информации. В проведенных экспериментах набор символов состоял из цифр. При этом важно отметить, <text:soft-page-break/>что полученные результаты были бы хуже, если бы в набор символов добавились буквы — это связано с тем, <text:span text:style-name="T22">что кол-во цифр меньше и их легче воспринимать в сравнении с более широким набором букв, которые, кроме того, могут иметь схожее начертание (например, «ш» и «щ»).</text:span></text:p>
      <text:p text:style-name="P6">В-третьих, нельзя не упомянуть цвет, которым и на котором представлена информация. Так, для проводим<text:span text:style-name="T22">ых</text:span> эксперимен<text:span text:style-name="T22">тов</text:span> были выбраны контрастные и удобные цвета: черный и белый, но даже с ними не получилось достигнуть идеального результата. Можно утверждать, что если бы цветовая палитра фона и символа имела бы схожие или неприятные для восприятия цвета, например, <text:span text:style-name="T22">сочетание белых символов и желтого фона</text:span>, то степень восприятия информации заметно бы снизилась.</text:p>
      <text:p text:style-name="P6">В-четвёртых, восприятие информации зависит от типа формуляра. Так, <text:s/>одному из испытуемых было <text:span text:style-name="T23">проще других</text:span> воспринимать информацию, представленную столбцом, остальным двум этот способ в данной серии экспериментов оказался <text:span text:style-name="T23">менее </text:span>удобн<text:span text:style-name="T23">ым в сравнении со строчным представлением</text:span>.</text:p>
      <text:p text:style-name="P31">Однако не следует забывать об одном из самых главных факторов, а именно – индивидуальны<text:span text:style-name="T23">х</text:span> особенност<text:span text:style-name="T23">ях</text:span> человека. <text:span text:style-name="T23">Опираясь на полученные данные, можно утверждать, что, хотя и существуют общие тенденции, все испытуемые проявили себя по-разному</text:span>. Так, второй испытуемый наиболее быстро адаптируется в любой среде и имеет хорошие результаты во всех экспериментах. Третий испытуемый проявил наилучшую степень восприятия в эксперименте с представлением данных в виде столбца, при этом во втором эксперименте после успешного старта он становился более расслабленным и невнимательным, из-за чего показывал результат хуже, чем при более ранних попытках. Для первого испытуемого характерно то, что его результаты в <text:span text:style-name="T24">1 и 2 экспериментах</text:span> улучшались как с увеличением времени экспозиции, так и с увеличением числа попыток — то есть для него высоко влияние фактора трениров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Цитата_20_2_20_Знак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loext:graphic-properties draw:fill="solid" draw:fill-color="#f2f2f2"/>
      <style:paragraph-properties fo:margin-left="1.27cm" fo:margin-right="1.27cm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.071cm" style:contextual-spacing="false"/>
      <style:text-properties fo:font-size="9pt" style:font-size-asian="9pt"/>
    </style:style>
    <style:style style:name="Endnote" style:family="paragraph" style:parent-style-name="Standard" loext:linked-style-name="Текст_20_концевой_20_сноски_20_Знак" style:class="extra"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top="0cm" fo:margin-bottom="0.101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top="0cm" fo:margin-bottom="0.101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top="0cm" fo:margin-bottom="0.101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top="0cm" fo:margin-bottom="0.101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top="0cm" fo:margin-bottom="0.101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top="0cm" fo:margin-bottom="0.101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top="0cm" fo:margin-bottom="0.101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top="0cm" fo:margin-bottom="0.101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/>
    <style:style style:name="Times14_5f_РИО2" style:display-name="Times14_РИО2" style:family="paragraph" style:parent-style-name="Standard" loext:linked-style-name="Times14_5f_РИО2_20_Знак">
      <style:paragraph-properties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Marginalia" style:family="paragraph" style:parent-style-name="Standard" loext:linked-style-name="Текст_20_примечания_20_Знак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 loext:linked-style-name="Quote">
      <style:text-properties fo:font-style="italic" style:font-style-asian="italic"/>
    </style:style>
    <style:style style:name="Выделенная_20_цитата_20_Знак" style:display-name="Выделенная цитата Знак" style:family="text" loext:linked-style-name="Intense_20_Quote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Footer_20_Char" style:display-name="Footer Char" style:family="text" style:parent-style-name="Default_20_Paragraph_20_Font"/>
    <style:style style:name="Нижний_20_колонтитул_20_Знак" style:display-name="Нижний колонтитул Знак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Times14_5f_РИО2_20_Знак" style:display-name="Times14_РИО2 Знак" style:family="tex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  <text:p text:style-name="Footer"/>
      </style:footer>
      <style:footer-first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</meta:initial-creator>
    <meta:editing-cycles>47</meta:editing-cycles>
    <meta:print-date>2022-10-03T21:07:00</meta:print-date>
    <meta:creation-date>2019-02-16T10:15:00</meta:creation-date>
    <dc:date>2024-09-29T18:03:15.009636834</dc:date>
    <meta:editing-duration>PT10H55M15S</meta:editing-duration>
    <meta:generator>LibreOffice/24.2.5.2$Linux_X86_64 LibreOffice_project/420$Build-2</meta:generator>
    <meta:document-statistic meta:table-count="3" meta:image-count="0" meta:object-count="3" meta:page-count="8" meta:paragraph-count="126" meta:word-count="972" meta:character-count="7368" meta:non-whitespace-character-count="6461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10d0c" draw:fill-color="#f10d0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6.529cm" svg:y="0.313cm" chart:style-name="ch2">
          <text:p>Испытание 1</text:p>
        </chart:title>
        <chart:legend chart:legend-position="end" svg:x="12.224cm" svg:y="3.65cm" style:legend-expansion="high" chart:style-name="ch3"/>
        <chart:plot-area chart:style-name="ch4" chart:data-source-has-labels="both" svg:x="1.328cm" svg:y="1.269cm" svg:width="10.579cm" svg:height="6.468cm">
          <chart:coordinate-region svg:x="2.055cm" svg:y="1.469cm" svg:width="9.572cm" svg:height="5.621cm"/>
          <chart:axis chart:dimension="x" chart:name="primary-x" chart:style-name="ch5" chartooo:axis-type="auto">
            <chartooo:date-scale/>
            <chart:title svg:x="4.933cm" svg:y="7.914cm" chart:style-name="ch6">
              <text:p>Время экспозиции, мс</text:p>
            </chart:title>
            <chart:categories table:cell-range-address="local-table.$A$2:.$A$7"/>
            <chart:grid chart:style-name="ch7" chart:class="major"/>
          </chart:axis>
          <chart:axis chart:dimension="y" chart:name="primary-y" chart:style-name="ch8">
            <chart:title svg:x="0.451cm" svg:y="6.492cm" chart:style-name="ch9">
              <text:p>Доля правильных ответов</text:p>
            </chart:title>
            <chart:grid chart:style-name="ch7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спытуемый 1</text:p>
              </table:table-cell>
              <table:table-cell office:value-type="string">
                <text:p>Испытуемый 2</text:p>
              </table:table-cell>
              <table:table-cell office:value-type="string">
                <text:p>Испытуемый 3</text:p>
              </table:table-cell>
            </table:table-row>
          </table:table-header-rows>
          <table:table-rows>
            <table:table-row>
              <table:table-cell office:value-type="string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6.529cm" svg:y="0.313cm" chart:style-name="ch2">
          <text:p>Испытание 3</text:p>
        </chart:title>
        <chart:legend chart:legend-position="end" svg:x="12.224cm" svg:y="3.65cm" style:legend-expansion="high" chart:style-name="ch3"/>
        <chart:plot-area chart:style-name="ch4" chart:data-source-has-labels="both" svg:x="1.328cm" svg:y="1.269cm" svg:width="10.579cm" svg:height="6.468cm">
          <chart:coordinate-region svg:x="2.055cm" svg:y="1.469cm" svg:width="9.572cm" svg:height="5.621cm"/>
          <chart:axis chart:dimension="x" chart:name="primary-x" chart:style-name="ch5" chartooo:axis-type="auto">
            <chartooo:date-scale/>
            <chart:title svg:x="4.933cm" svg:y="7.914cm" chart:style-name="ch6">
              <text:p>Время экспозиции, мс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6.492cm" chart:style-name="ch8">
              <text:p>Доля правильных ответов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спытуемый 1</text:p>
              </table:table-cell>
              <table:table-cell office:value-type="string">
                <text:p>Испытуемый 2</text:p>
              </table:table-cell>
              <table:table-cell office:value-type="string">
                <text:p>Испытуемый 3</text:p>
              </table:table-cell>
            </table:table-row>
          </table:table-header-rows>
          <table:table-rows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